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091in"/>
    </style:style>
    <style:style style:name="co4" style:family="table-column">
      <style:table-column-properties fo:break-before="auto" style:column-width="9.6252in"/>
    </style:style>
    <style:style style:name="co5" style:family="table-column">
      <style:table-column-properties fo:break-before="auto" style:column-width="1.6528in"/>
    </style:style>
    <style:style style:name="co6" style:family="table-column">
      <style:table-column-properties fo:break-before="auto" style:column-width="4.7709in"/>
    </style:style>
    <style:style style:name="co7" style:family="table-column">
      <style:table-column-properties fo:break-before="auto" style:column-width="4.2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1.6992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4" style:family="table-cell" style:parent-style-name="Default" style:data-style-name="N3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8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dce6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9" style:base-cell-address="'Check list PMP'.E31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5" style:base-cell-address="'Check list PMP'.E66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Check list PMP'.E7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style-name="ce4" office:value-type="date" office:date-value="2024-09-04" calcext:value-type="date">
            <text:p>9/4/24</text:p>
          </table:table-cell>
          <table:table-cell table:number-columns-repeated="1022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7" table:default-cell-style-name="ce2"/>
        <table:table-row table:style-name="ro1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24"/>
          <table:table-cell table:number-columns-repeated="1020"/>
        </table:table-row>
        <table:table-row table:style-name="ro1">
          <table:table-cell table:number-columns-repeated="5"/>
          <table:table-cell table:style-name="ce44"/>
          <table:table-cell table:number-columns-repeated="1018"/>
        </table:table-row>
        <table:table-row table:style-name="ro3">
          <table:table-cell table:style-name="ce47" office:value-type="string" calcext:value-type="string">
            <text:p>Rnk</text:p>
          </table:table-cell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Domaine</text:p>
          </table:table-cell>
          <table:table-cell table:style-name="ce47" office:value-type="string" calcext:value-type="string">
            <text:p>Question</text:p>
          </table:table-cell>
          <table:table-cell table:style-name="ce47" office:value-type="string" calcext:value-type="string">
            <text:p>Réponse Oui/Non</text:p>
          </table:table-cell>
          <table:table-cell table:style-name="ce47" office:value-type="string" calcext:value-type="string">
            <text:p>Preuve</text:p>
          </table:table-cell>
          <table:table-cell table:style-name="ce47" office:value-type="string" calcext:value-type="string">
            <text:p>Plan d'action</text:p>
          </table:table-cell>
          <table:table-cell table:number-columns-repeated="1017"/>
        </table:table-row>
        <table:table-row table:style-name="ro4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2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98" office:value-type="string" calcext:value-type="string">
            <text:p>Serveur Discord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3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titre explic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lanProjetDetectionDeSubjectiviteDansLesNews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4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Sommaire page 2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5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chapitre décrivant son objectif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6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table des matièr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2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7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cartouche indiquant qui en est le responsable, les contributeurs, et l'approbateur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1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8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historique des révision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Commits sur github</text:p>
          </table:table-cell>
          <table:table-cell table:style-name="ce100"/>
          <table:table-cell table:number-columns-repeated="1017"/>
        </table:table-row>
        <table:table-row table:style-name="ro5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9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Rédaction au présent </text:p>
            <text:p>Rythme des réunions décri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0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en terme d'orthograph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1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gramaticallemen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1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document est-il bien organisé? Son plan est-il adapté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/>
          <table:table-cell table:style-name="ce105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2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contexte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3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3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'objectif du projet est-il décrit?</text:p>
          </table:table-cell>
          <table:table-cell table:style-name="ce91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4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s jalons d'entrée et de sortie du projet sont 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Jalon d’entrée ( ressource du site) jalon de sortie ( PPV1 PPV2 PPV3, soutenance, choix de techno ) <text:s/>voir Gantt 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001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parties prenantes sont elles identifié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II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1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capturer le besoin et les contraintes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2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besoins et contraintes des parties prenantes sont-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3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4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référentiel projet capture des besoins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5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Dans le trello et dans le pp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6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gérer les évolutions du besoin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différents rôles sont-ils identifiés. L'OBS est-il décrit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roles sont ils alloués aux individus?</text:p>
          </table:table-cell>
          <table:table-cell table:style-name="ce92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a contribution des différents rôles aux tâches ou Work Package est-elle définie ? <text:s/>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our cela établit une matrice RACI? Le sens des lettres <text:s/>R A C I est il defini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rôles joués par les parties prenantes sont-ils identifié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référentiel projet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2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tâches ou Work packages pour lesquels contribuent les parties prenantes sont-elles décrit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référentiel projet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(WBS)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estion des ressources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III.1 dans le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a méthode pour estimer la charge des taches ou work packages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Méthode Kanban, définition des tâches au cours du projet, AMO non disponible</text:p>
          </table:table-cell>
          <table:table-cell table:style-name="ce100" office:value-type="string" calcext:value-type="string">
            <text:p>Discussion avec les AMO de la technique de gestion utilisée (Kanban ou AGILE)</text:p>
          </table:table-cell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estimé la charge et le délai nécessaire pour chaque tache ou Work Package? 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Délai ; Gantt Charge : cf case du hau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out en classique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es outils pour établir et suivre votre Gant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isques et opportunités initiaux du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organisation interne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parties prenantes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PP organisation interne</text:p>
          </table:table-cell>
          <table:table-cell table:style-name="Default"/>
          <table:table-cell table:number-columns-repeated="7"/>
          <table:table-cell table:style-name="Default"/>
          <table:table-cell table:number-columns-repeated="1009"/>
        </table:table-row>
        <table:table-row table:style-name="ro6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log réunion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2"/>
          <table:table-cell table:style-name="ce102" office:value-type="string" calcext:value-type="string">
            <text:p>« Prise de température » à chaque réunion </text:p>
          </table:table-cell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100</text:p>
          </table:table-cell>
          <table:table-cell table:style-name="ce58" office:value-type="string" calcext:value-type="string">
            <text:p>Déroulement et vérification au regard du référentiel.</text:p>
          </table:table-cell>
          <table:table-cell table:style-name="ce8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3" office:value-type="string" calcext:value-type="string">
            <text:p>Lien vers le github dans le pp pour le référentiel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2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décis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3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act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4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rello + lien github dans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5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/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6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2" office:value-type="string" calcext:value-type="string">
            <text:p>pas possible de le faire sur ganttProjet (obligé de le faire à la main)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7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risk oppotunity log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1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/>
          <table:table-cell table:style-name="ce63" office:value-type="string" calcext:value-type="string">
            <text:p>Responsable qualité doit terminer son travail</text:p>
          </table:table-cell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2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3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esponsable qualité aux aguets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5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définis des standards en termes de qualité pour les différent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6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lien github du suivi qualité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7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c’est la meme question qu’avant non ?</text:p>
          </table:table-cell>
          <table:table-cell table:style-name="ce63"/>
          <table:table-cell table:style-name="Default" table:number-columns-repeated="1017"/>
        </table:table-row>
        <table:table-row table:style-name="ro3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801</text:p>
          </table:table-cell>
          <table:table-cell table:style-name="ce71" office:value-type="string" calcext:value-type="string">
            <text:p>Assurance et control qualité</text:p>
          </table:table-cell>
          <table:table-cell table:style-name="ce83" office:value-type="string" calcext:value-type="string">
            <text:p>Les responsabilités et contributions des rôles dans les activités d'assurance qualité sont-elles définies.</text:p>
          </table:table-cell>
          <table:table-cell table:style-name="ce94" table:content-validation-name="val1" office:value-type="string" calcext:value-type="string">
            <text:p>Oui</text:p>
          </table:table-cell>
          <table:table-cell table:style-name="ce63" office:value-type="string" calcext:value-type="string">
            <text:p>Responsable qualité : Mortimer MEUNIER</text:p>
          </table:table-cell>
          <table:table-cell table:style-name="ce104"/>
          <table:table-cell table:style-name="Default" table:number-columns-repeated="1017"/>
        </table:table-row>
        <table:table-row table:style-name="ro4">
          <table:table-cell table:style-name="ce60" office:value-type="float" office:value="9" calcext:value-type="float">
            <text:p>9</text:p>
          </table:table-cell>
          <table:table-cell table:style-name="ce60" office:value-type="string" calcext:value-type="string">
            <text:p>H100</text:p>
          </table:table-cell>
          <table:table-cell table:style-name="ce72" office:value-type="string" calcext:value-type="string">
            <text:p>Compétances</text:p>
          </table:table-cell>
          <table:table-cell table:style-name="ce84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hase recherche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C100</text:p>
          </table:table-cell>
          <table:table-cell table:style-name="ce73" office:value-type="string" calcext:value-type="string">
            <text:p>Cout</text:p>
          </table:table-cell>
          <table:table-cell table:style-name="ce85" office:value-type="string" calcext:value-type="string">
            <text:p>Avez-vous mis en place des moyens de gestions du flux financier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lux financier à gérer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2" office:value-type="float" office:value="11" calcext:value-type="float">
            <text:p>11</text:p>
          </table:table-cell>
          <table:table-cell table:style-name="ce62" office:value-type="string" calcext:value-type="string">
            <text:p>P100</text:p>
          </table:table-cell>
          <table:table-cell table:style-name="ce74" office:value-type="string" calcext:value-type="string">
            <text:p>Fournisseur</text:p>
          </table:table-cell>
          <table:table-cell table:style-name="ce86" office:value-type="string" calcext:value-type="string">
            <text:p>Avez-vous mis en place les moyens pour sélectionner, puis gérer vos fournisseurs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ournisseur à gérer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0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Avez-vous défini le protocole de livraison des livrables de votre projet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Bilan du projet</text:p>
          </table:table-cell>
          <table:table-cell table:style-name="ce106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1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n particulier avez-vous prévu une présentation et démontration de vos livrables? 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office:value-type="string" calcext:value-type="string">
            <text:p>légères présentation lors des réunions, point sur l’état de projet le 8/04</text:p>
          </table:table-cell>
          <table:table-cell table:style-name="ce104" office:value-type="string" calcext:value-type="string">
            <text:p>Sera défini dans une prochaine version du plan projet</text:p>
          </table:table-cell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3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Qualité : « critères d’évaluation »</text:p>
          </table:table-cell>
          <table:table-cell table:style-name="ce104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4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Mail recu par github/trello lorsqu’une partie prenant souhaite accéder aux ressources</text:p>
          </table:table-cell>
          <table:table-cell table:style-name="ce103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5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Github</text:p>
          </table:table-cell>
          <table:table-cell table:style-name="ce104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1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Le protocole de recette des livrables projet est il defini et agréé entre les différentes parties prenant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2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3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ce protocole vous est il connu et l'avez-vous agréé?</text:p>
          </table:table-cell>
          <table:table-cell table:style-name="ce95" table:content-validation-name="val1" office:value-type="string" calcext:value-type="string">
            <text:p>Non applicable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4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4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apport de choix de techno/ rapport de comparaison des résultats</text:p>
          </table:table-cell>
          <table:table-cell table:style-name="ce104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5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les parties prenantes l'ont-elles agréé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/>
          <table:table-cell table:style-name="ce104" office:value-type="string" calcext:value-type="string">
            <text:p>Joe doit mettre les comptes rendu de réunion</text:p>
          </table:table-cell>
          <table:table-cell table:style-name="Default"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heck list PMP'.E66:'Check list PMP'.E66">
            <calcext:condition calcext:apply-style-name="ConditionalStyle_5" calcext:value="=&quot;Non applicable&quot;" calcext:base-cell-address="'Check list PMP'.E66"/>
          </calcext:conditional-format>
          <calcext:conditional-format calcext:target-range-address="'Check list PMP'.E66:'Check list PMP'.E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31:'Check list PMP'.E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31:'Check list PMP'.E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8:'Check list PMP'.E30 'Check list PMP'.E32:'Check list PMP'.E65">
            <calcext:condition calcext:apply-style-name="ConditionalStyle_13" calcext:value="=&quot;Non applicable&quot;" calcext:base-cell-address="'Check list PMP'.E8"/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7:'Check list PMP'.E7 'Check list PMP'.E67:'Check list PMP'.E79">
            <calcext:condition calcext:apply-style-name="ConditionalStyle_17" calcext:value="=&quot;Non applicable&quot;" calcext:base-cell-address="'Check list PMP'.E7"/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49">
      <number:day number:style="long"/>
      <number:text>-</number:text>
      <number:month number:textual="true"/>
    </number:date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 number:textual="true"/>
      <number:text>-</number:text>
      <number:year/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minutes number:style="long"/>
      <number:text>:</number:text>
      <number:seconds number:style="long" number:decimal-places="1"/>
    </number:time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time-style style:name="N137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artouche" style:display-name="PageStyle_Cartouch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04-14T12:25:05.341969157</dc:date>
    <meta:generator>LibreOffice/7.3.7.2$Linux_X86_64 LibreOffice_project/30$Build-2</meta:generator>
    <meta:editing-duration>PT2H49M44S</meta:editing-duration>
    <meta:editing-cycles>31</meta:editing-cycles>
    <meta:document-statistic meta:table-count="2" meta:cell-count="448" meta:object-count="0"/>
    <meta:user-defined meta:name="AppVersion">14.0300</meta:user-defined>
  </office:meta>
</office:document-meta>
</file>